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V Boli" fo:font-size="13pt" style:font-size-asian="13pt" style:font-size-complex="13pt"/>
    </style:style>
    <style:style style:name="P2" style:family="paragraph" style:parent-style-name="Standard">
      <style:paragraph-properties fo:padding="0.074cm" fo:border-left="none" fo:border-right="none" fo:border-top="none" fo:border-bottom="0.002cm solid #000000" style:join-border="false"/>
      <style:text-properties style:font-name="MV Boli" fo:font-size="13pt"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ritual sites have been determined and cleared out. We now require the necessary materials in order to sanctify the sites. Are you sure 5 orbs are enough? The power drain will be immense</text:p>
      <text:p text:style-name="P1"/>
      <text:p text:style-name="P1">We have established a base camp and are in the process of setting up the portal site. As you know we cannot create the link until the protections of Ostston have been disrupted and we'll need to time it perfectly</text:p>
      <text:p text:style-name="P2"/>
      <text:p text:style-name="P1"/>
      <text:p text:style-name="P2">Link established. Start sending through the goods</text:p>
      <text:p text:style-name="P1"/>
      <text:p text:style-name="P2">The camps are active. The unused slaves have begun production. We will start shipping goods through BO&amp;T.</text:p>
      <text:p text:style-name="P1"/>
      <text:p text:style-name="P2">Reinforcements have arrived, including some specials. Shall I send several to you to ensure your safety.</text:p>
      <text:p text:style-name="P1"/>
      <text:p text:style-name="P2">The portal may be more disruptive than we initially thought. We have intercepted an investigation team from the Sages. Keeps transfers to a minimum for now. I have informed the Mistr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9T12:55:50.29</meta:creation-date>
    <dc:date>2018-05-29T13:49:58.62</dc:date>
    <meta:editing-duration>PT54M8S</meta:editing-duration>
    <meta:editing-cycles>2</meta:editing-cycles>
    <meta:generator>OpenOffice/4.1.3$Win32 OpenOffice.org_project/413m1$Build-9783</meta:generator>
    <meta:document-statistic meta:table-count="0" meta:image-count="0" meta:object-count="0" meta:page-count="1" meta:paragraph-count="6" meta:word-count="145" meta:character-count="844"/>
  </office:meta>
</office:document-meta>
</file>